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 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lz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Vaše verze může být jiná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 source kancelářský balík, který je všem uživatelům k dispozici zdarma. Obsahuje výkonné aplikace pro zpracování textů, tabulek, prezentací, grafiky, databází a úpravu vzorců. Writer je aplikace pro práci s texty. Umí pracovat s dokumenty různých formátů včetně Microsoft Word (.doc, .docx), práci můžeme rovněž exportovat v několika formátech,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te na webu LibreOffice, <text:a xlink:type="simple" xlink:href="https://www.libreoffice.org/get-help/system-requirements/" text:style-name="Internet_20_link" text:visited-style-name="Visited_20_Internet_20_Link">https://www.libreoffice.org/get-help/system-requirements/</text:a>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 <text:a xlink:type="simple" xlink:href="https://www.libreoffice.org/download" text:style-name="Internet_20_link" text:visited-style-name="Visited_20_Internet_20_Link">http </text:a><text:a xlink:type="simple" xlink:href="https://www.libreoffice.org/download" text:style-name="Internet_20_link" text:visited-style-name="Visited_20_Internet_20_Link"> s </text:a><text:a xlink:type="simple" xlink:href="https://www.libreoffice.org/download" text:style-name="Internet_20_link" text:visited-style-name="Visited_20_Internet_20_Link"> : //www.libreoffice.org/download</text:a> . Uživatelé Linuxu určit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vlastnost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/</text:a>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parametrů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, příručky <text:span text:style-name="Emphasis">Getting Started Guide</text:span>. Některá nastavení, která zvláště zajímají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Pokud nám není jasné, co některá volba nastavení ovlivňuje, necháme ji ve výchozím nastavení, pokud nám  pokyny v této knize nedoporučují její změnu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</text:a><text:a xlink:type="simple" xlink:href="https://extensions.libreoffice.org/" text:style-name="Internet_20_link" text:visited-style-name="Visited_20_Internet_20_Link">s</text:a><text:a xlink:type="simple" xlink:href="https://extensions.libreoffice.org/" text:style-name="Internet_20_link" text:visited-style-name="Visited_20_Internet_20_Link">://extensions.libreoffice.org/</text:a> a z dalších zdrojů. Další informace o instalaci rozšíření a doplňků najdete v kapitole 21, Přizpůsobujeme si Writer.</text:p>
      <text:h text:style-name="P41" text:outline-level="1"><text:bookmark-start text:name="__RefHeading__6751_1241987491"/>Kde lz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oto je vaše první linie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<text:span text:style-name="Keystroke">F1</text:span> nebo z nabídky vybereme <text:span text:style-name="Strong_20_Emphasis">Nápověda &gt; Nápověda LibreOffice </text:span>. Pokud nemáte v počítači nainstalovanou offline nápovědu a jste připojeni k internetu, v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hle?</text:span> [V této verzi nefunguje.]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/</text:a> . Zde najdet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ým tipem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/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v komunitě LibreOffice.</text:p>
        </text:list-item>
        <text:list-item>
          <text:p text:style-name="P53"><text:span text:style-name="Strong_20_Emphasis">Restartovat v nouzovém režimu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, <text:a xlink:type="simple" xlink:href="https://www.libreoffice.org/community/get-involved/" text:style-name="Internet_20_link" text:visited-style-name="Visited_20_Internet_20_Link">https://cs.libreoffice.org/community/pipojte-se-k-nam/</text:a>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/</text:a>. Zde můžeme finančně přispět a podpořit  LibreOffice.</text:p>
        </text:list-item>
        <text:list-item>
          <text:p text:style-name="P54"><text:span text:style-name="Strong_20_Emphasis">Informace o licenci</text:span> Zobrazí dialog Licenční a právní informace, z něhož si licenci, pod kterou je LibreOffice přístupná, můžeme zobrazit.</text:p>
        </text:list-item>
        <text:list-item>
          <text:p text:style-name="P55"><text:soft-page-break/><text:span text:style-name="Strong_20_Emphasis">Zkontrolovat aktualizace...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</text:a><text:a xlink:type="simple" xlink:href="https://www.libreoffice.org/get-help/" text:style-name="Internet_20_link" text:visited-style-name="Visited_20_Internet_20_Link">s</text:a><text:a xlink:type="simple" xlink:href="https://www.libreoffice.org/get-help/" text:style-name="Internet_20_link" text:visited-style-name="Visited_20_Internet_20_Link">://www.libreoffice.org/get-help/</text:a> </text:p>
      <text:p text:style-name="P8">Úplnou online podporu komunity hledejte v konferencích a na webových stránkách Ask LibreOffice, <text:a xlink:type="simple" xlink:href="https://ask.libreoffice.org/en/questions/" text:style-name="Internet_20_link" text:visited-style-name="Visited_20_Internet_20_Link">https://ask.libreoffice.org/en/questions/</text:a>. Kromě toho je dostupných mnoho webových stránek od uživatelů, které nabízejí bezplatné tipy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</text:a><text:a xlink:type="simple" xlink:href="https://www.libreoffice.org/community/nlc/" text:style-name="Internet_20_link" text:visited-style-name="Visited_20_Internet_20_Link">s</text:a><text:a xlink:type="simple" xlink:href="https://www.libreoffice.org/community/nlc/" text:style-name="Internet_20_link" text:visited-style-name="Visited_20_Internet_20_Link">://cs.libreoffice.org/community/nlc/</text:a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</text:a><text:a xlink:type="simple" xlink:href="https://wiki.documentfoundation.org/Local_Mailing_Lists" text:style-name="Internet_20_link" text:visited-style-name="Visited_20_Internet_20_Link">s</text:a><text:a xlink:type="simple" xlink:href="https://wiki.documentfoundation.org/Local_Mailing_Lists" text:style-name="Internet_20_link" text:visited-style-name="Visited_20_Internet_20_Link">://wiki.documentfoundation.org/Local_Mailing_Lists</text:a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</text:a><text:a xlink:type="simple" xlink:href="https://www.libreoffice.org/get-help/accessibility/" text:style-name="Internet_20_link" text:visited-style-name="Visited_20_Internet_20_Link">s</text:a><text:a xlink:type="simple" xlink:href="https://www.libreoffice.org/get-help/accessibility/" text:style-name="Internet_20_link" text:visited-style-name="Visited_20_Internet_20_Link">://cs.libreoffice.org/get-help/accessibility/</text:a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 source kancelářským balíkům poskytuje podporu i LibreOffice.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možné také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 </text:a><text:a xlink:type="simple" xlink:href="https://www.documentfoundation.org/gethelp/support/" text:style-name="Internet_20_link" text:visited-style-name="Visited_20_Internet_20_Link"> s </text:a><text:a xlink:type="simple" xlink:href="https://www.documentfoundation.org/gethelp/support/" text:style-name="Internet_20_link" text:visited-style-name="Visited_20_Internet_20_Link"> : //www.documentfoundation.org/gethelp/support/</text:a><text:bookmark-end text:name="__RefHeading__11255_20753521641"/></text:p>
      <text:h text:style-name="P41" text:outline-level="1"><text:bookmark-start text:name="__RefHeading___Toc1107_1242887009"/>Vaše verze může být jiná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 včetně Breeze, Colibre, Elementary, Sifr a Tango. Uživatel si může vybrat svoji <text:bookmark text:name="result_box10"/>oblíbenou sadu. Ikony v této příručce byly převzaty z různých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Výsledek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...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ontrol + klepnout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.</text:a>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 a abyste se podělili o část svého zisku. <text:a xlink:type="simple" xlink:href="https://www.libreoffice.org/donate/" text:style-name="Internet_20_link" text:visited-style-name="Visited_20_Internet_20_Link">https://cs.libreoffice.org/donat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